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Text_20_body">
      <style:text-properties style:font-name="DejaVu Sans"/>
    </style:style>
    <style:style style:name="P3" style:family="paragraph" style:parent-style-name="Text_20_body">
      <style:text-properties style:font-name="DejaVu Sans" officeooo:rsid="0014b3ab" officeooo:paragraph-rsid="0014b3ab"/>
    </style:style>
    <style:style style:name="T1" style:family="text">
      <style:text-properties fo:font-weight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/>
    </style:style>
    <style:style style:name="T4" style:family="text">
      <style:text-properties style:font-name="DejaVu Sans" fo:font-weight="bold" officeooo:rsid="001dc82f"/>
    </style:style>
    <style:style style:name="T5" style:family="text">
      <style:text-properties style:font-name="DejaVu Sans" fo:font-style="italic"/>
    </style:style>
    <style:style style:name="T6" style:family="text">
      <style:text-properties style:font-name="DejaVu Sans" officeooo:rsid="001dc82f"/>
    </style:style>
    <style:style style:name="T7" style:family="text">
      <style:text-properties officeooo:rsid="0016ad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full Link :</text:p>
      <text:p text:style-name="P3"><text:a xlink:type="simple" xlink:href="https://towardsdatascience.com/introduction-to-evolutionary-algorithms-a8594b484ac" text:style-name="Internet_20_link" text:visited-style-name="Visited_20_Internet_20_Link">https://towardsdatascience.com/introduction-to-evolutionary-algorithms-a8594b484ac</text:a></text:p>
      <text:p text:style-name="P3">https://www.pluralsight.com/guides/importing-image-data-into-numpy-arrays</text:p>
      <text:p text:style-name="P2"/>
      <text:p text:style-name="P2"/>
      <text:p text:style-name="Text_20_body"><text:span text:style-name="T2">In </text:span><text:a xlink:type="simple" xlink:href="https://en.wikipedia.org/wiki/Computer_science" text:style-name="Internet_20_link" text:visited-style-name="Visited_20_Internet_20_Link"><text:span text:style-name="T2">computer science</text:span></text:a><text:span text:style-name="T2">, </text:span><text:a xlink:type="simple" xlink:href="https://en.wikipedia.org/wiki/Artificial_intelligence" text:style-name="Internet_20_link" text:visited-style-name="Visited_20_Internet_20_Link"><text:span text:style-name="T2">artificial intelligence</text:span></text:a><text:span text:style-name="T2">, and </text:span><text:a xlink:type="simple" xlink:href="https://en.wikipedia.org/wiki/Mathematical_optimization" text:style-name="Internet_20_link" text:visited-style-name="Visited_20_Internet_20_Link"><text:span text:style-name="T2">mathematical optimization</text:span></text:a><text:span text:style-name="T2">, a </text:span><text:span text:style-name="T3">heuristic</text:span><text:span text:style-name="T2"> (from Greek εὑρίσκω "I find, discover") is a technique designed for </text:span><text:a xlink:type="simple" xlink:href="https://en.wikipedia.org/wiki/Problem_solving" text:style-name="Internet_20_link" text:visited-style-name="Visited_20_Internet_20_Link"><text:span text:style-name="T2">solving a problem</text:span></text:a><text:span text:style-name="T2"> more quickly when classic methods are too slow, or for finding an approximate solution when classic methods fail to find any exact solution. This is achieved by trading optimality, completeness, </text:span><text:a xlink:type="simple" xlink:href="https://en.wikipedia.org/wiki/Accuracy_and_precision" text:style-name="Internet_20_link" text:visited-style-name="Visited_20_Internet_20_Link"><text:span text:style-name="T2">accuracy</text:span></text:a><text:span text:style-name="T2">, or </text:span><text:a xlink:type="simple" xlink:href="https://en.wikipedia.org/wiki/Accuracy_and_precision" text:style-name="Internet_20_link" text:visited-style-name="Visited_20_Internet_20_Link"><text:span text:style-name="T2">precision</text:span></text:a><text:span text:style-name="T2"> for speed. In a way, it can be considered a shortcut. </text:span></text:p>
      <text:p text:style-name="Text_20_body"><text:span text:style-name="T2">A </text:span><text:span text:style-name="T3">heuristic function</text:span><text:span text:style-name="T2">, also called simply a </text:span><text:span text:style-name="T3">heuristic</text:span><text:span text:style-name="T2">, is a </text:span><text:a xlink:type="simple" xlink:href="https://en.wikipedia.org/wiki/Function_(mathematics)" text:style-name="Internet_20_link" text:visited-style-name="Visited_20_Internet_20_Link"><text:span text:style-name="T2">function</text:span></text:a><text:span text:style-name="T2"> that ranks alternatives in </text:span><text:a xlink:type="simple" xlink:href="https://en.wikipedia.org/wiki/Search_algorithm" text:style-name="Internet_20_link" text:visited-style-name="Visited_20_Internet_20_Link"><text:span text:style-name="T2">search algorithms</text:span></text:a><text:span text:style-name="T2"> at each branching step based on available information to decide which branch to follow. For example, it may approximate the exact solution.</text:span><text:bookmark text:name="cite_ref-1"/><text:a xlink:type="simple" xlink:href="https://en.wikipedia.org/wiki/Heuristic_(computer_science)#cite_note-1" text:style-name="Internet_20_link" text:visited-style-name="Visited_20_Internet_20_Link"><text:span text:style-name="T2">[1]</text:span></text:a><text:span text:style-name="T2"> </text:span></text:p>
      <text:p text:style-name="P2"/>
      <text:p text:style-name="P2"/>
      <text:p text:style-name="Text_20_body"><text:span text:style-name="T2">In </text:span><text:a xlink:type="simple" xlink:href="https://en.wikipedia.org/wiki/Mathematics" text:style-name="Internet_20_link" text:visited-style-name="Visited_20_Internet_20_Link"><text:span text:style-name="T2">mathematics</text:span></text:a><text:span text:style-name="T2">, </text:span><text:a xlink:type="simple" xlink:href="https://en.wikipedia.org/wiki/Computer_science" text:style-name="Internet_20_link" text:visited-style-name="Visited_20_Internet_20_Link"><text:span text:style-name="T2">computer science</text:span></text:a><text:span text:style-name="T2"> and </text:span><text:a xlink:type="simple" xlink:href="https://en.wikipedia.org/wiki/Economics" text:style-name="Internet_20_link" text:visited-style-name="Visited_20_Internet_20_Link"><text:span text:style-name="T2">economics</text:span></text:a><text:span text:style-name="T2">, an </text:span><text:span text:style-name="T3">optimization problem</text:span><text:span text:style-name="T2"> is the </text:span><text:a xlink:type="simple" xlink:href="https://en.wikipedia.org/wiki/Computational_problem" text:style-name="Internet_20_link" text:visited-style-name="Visited_20_Internet_20_Link"><text:span text:style-name="T2">problem</text:span></text:a><text:span text:style-name="T2"> of finding the </text:span><text:span text:style-name="T5">best</text:span><text:span text:style-name="T2"> solution from all </text:span><text:a xlink:type="simple" xlink:href="https://en.wikipedia.org/wiki/Feasible_solution" text:style-name="Internet_20_link" text:visited-style-name="Visited_20_Internet_20_Link"><text:span text:style-name="T2">feasible solutions</text:span></text:a><text:span text:style-name="T2">. </text:span></text:p>
      <text:p text:style-name="P2"/>
      <text:p text:style-name="Standard"><text:span text:style-name="T2">In </text:span><text:a xlink:type="simple" xlink:href="https://en.wikipedia.org/wiki/Computer_science" text:style-name="Internet_20_link" text:visited-style-name="Visited_20_Internet_20_Link"><text:span text:style-name="T2">computer science</text:span></text:a><text:span text:style-name="T2"> and </text:span><text:a xlink:type="simple" xlink:href="https://en.wikipedia.org/wiki/Mathematical_optimization" text:style-name="Internet_20_link" text:visited-style-name="Visited_20_Internet_20_Link"><text:span text:style-name="T2">mathematical optimization</text:span></text:a><text:span text:style-name="T2">, a </text:span><text:span text:style-name="T4">meta-heuristic</text:span><text:span text:style-name="T2"> is a higher-level </text:span><text:a xlink:type="simple" xlink:href="https://en.wikipedia.org/wiki/Procedure_(computer_science)" text:style-name="Internet_20_link" text:visited-style-name="Visited_20_Internet_20_Link"><text:span text:style-name="T2">procedure</text:span></text:a><text:span text:style-name="T2"> or </text:span><text:a xlink:type="simple" xlink:href="https://en.wikipedia.org/wiki/Heuristic_(computer_science)" text:style-name="Internet_20_link" text:visited-style-name="Visited_20_Internet_20_Link"><text:span text:style-name="T2">heuristic</text:span></text:a><text:span text:style-name="T2"> designed to find, generate, or select a heuristic (partial </text:span><text:a xlink:type="simple" xlink:href="https://en.wikipedia.org/wiki/Search_algorithm" text:style-name="Internet_20_link" text:visited-style-name="Visited_20_Internet_20_Link"><text:span text:style-name="T2">search algorithm</text:span></text:a><text:span text:style-name="T2">) that may provide a sufficiently good solution to an </text:span><text:a xlink:type="simple" xlink:href="https://en.wikipedia.org/wiki/Optimization_problem" text:style-name="Internet_20_link" text:visited-style-name="Visited_20_Internet_20_Link"><text:span text:style-name="T2">optimization problem</text:span></text:a><text:span text:style-name="T2">, especially with incomplete or imperfect information or limited computation capacity.</text:span><text:bookmark text:name="cite_ref-Bala2015_1-0"/><text:a xlink:type="simple" xlink:href="https://en.wikipedia.org/wiki/Metaheuristic#cite_note-Bala2015-1" text:style-name="Internet_20_link" text:visited-style-name="Visited_20_Internet_20_Link"><text:span text:style-name="T2">[1]</text:span></text:a><text:bookmark text:name="cite_ref-Bianchi2009_2-0"/><text:a xlink:type="simple" xlink:href="https://en.wikipedia.org/wiki/Metaheuristic#cite_note-Bianchi2009-2" text:style-name="Internet_20_link" text:visited-style-name="Visited_20_Internet_20_Link"><text:span text:style-name="T2">[2]</text:span></text:a><text:span text:style-name="T2"> </text:span><text:span text:style-name="T6">Meta-heuristics</text:span><text:span text:style-name="T2"> sample a subset of solutions which is otherwise too large to be completely enumerated or otherwise explored. </text:span><text:span text:style-name="T6">Meta-heuristics</text:span><text:span text:style-name="T2"> may make relatively few assumptions about the optimization problem being solved and so may be usable for a variety of problems.</text:span><text:bookmark text:name="cite_ref-blum03metaheuristics_3-0"/><text:a xlink:type="simple" xlink:href="https://en.wikipedia.org/wiki/Metaheuristic#cite_note-blum03metaheuristics-3" text:style-name="Internet_20_link" text:visited-style-name="Visited_20_Internet_20_Link"><text:span text:style-name="T2">[3]</text:span></text:a></text:p>
      <text:p text:style-name="P2"/>
      <text:p text:style-name="P1"/>
      <text:p text:style-name="P1"/>
      <text:p text:style-name="P1"><text:span text:style-name="T7">A</text:span>n <text:span text:style-name="T1">evolutionary algorithm</text:span> (<text:span text:style-name="T1">EA</text:span>) is a generic population-based <text:a xlink:type="simple" xlink:href="https://en.wikipedia.org/wiki/Metaheuristic" text:style-name="Internet_20_link" text:visited-style-name="Visited_20_Internet_20_Link">metaheuristic</text:a> <text:a xlink:type="simple" xlink:href="https://en.wikipedia.org/wiki/Optimization_(mathematics)" text:style-name="Internet_20_link" text:visited-style-name="Visited_20_Internet_20_Link">optimization</text:a> <text:a xlink:type="simple" xlink:href="https://en.wikipedia.org/wiki/Algorithm" text:style-name="Internet_20_link" text:visited-style-name="Visited_20_Internet_20_Link">algorithm</text:a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3:10:02.886080199</meta:creation-date>
    <meta:generator>LibreOffice/6.0.7.3$Linux_X86_64 LibreOffice_project/00m0$Build-3</meta:generator>
    <dc:date>2020-10-28T05:46:27.964205182</dc:date>
    <meta:editing-duration>PT2H30M56S</meta:editing-duration>
    <meta:editing-cycles>11</meta:editing-cycles>
    <meta:document-statistic meta:table-count="0" meta:image-count="0" meta:object-count="0" meta:page-count="1" meta:paragraph-count="8" meta:word-count="230" meta:character-count="1737" meta:non-whitespace-character-count="1512"/>
  </office:meta>
</office:document-meta>
</file>